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419cm" fo:min-width="0.169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11.67cm" fo:min-width="14.33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1" draw:layer="layout" svg:width="0.749cm" svg:height="0.749cm" svg:x="1.001cm" svg:y="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4.916cm" svg:height="12cm" svg:x="1cm" svg:y="2.66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40:42.335719734</dc:date>
    <meta:editing-duration>PT7M21S</meta:editing-duration>
    <meta:editing-cycles>2</meta:editing-cycles>
    <meta:generator>LibreOffice/24.2.6.2$Linux_X86_64 LibreOffice_project/420$Build-2</meta:generator>
    <meta:document-statistic meta:object-count="4"/>
  </office:meta>
</office:document-meta>
</file>